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e750" officeooo:paragraph-rsid="0004e750"/>
    </style:style>
    <style:style style:name="P2" style:family="paragraph" style:parent-style-name="Standard" style:list-style-name="L2">
      <style:text-properties officeooo:rsid="0004e750" officeooo:paragraph-rsid="0004e750"/>
    </style:style>
    <style:style style:name="P3" style:family="paragraph" style:parent-style-name="Standard" style:list-style-name="L1">
      <style:text-properties officeooo:paragraph-rsid="0004e750"/>
    </style:style>
    <style:style style:name="P4" style:family="paragraph" style:parent-style-name="Standard">
      <style:text-properties officeooo:rsid="00059cff" officeooo:paragraph-rsid="00059cff"/>
    </style:style>
    <style:style style:name="P5" style:family="paragraph" style:parent-style-name="Standard">
      <style:text-properties style:text-underline-style="solid" style:text-underline-width="auto" style:text-underline-color="font-color" officeooo:rsid="0004e750" officeooo:paragraph-rsid="0004e750"/>
    </style:style>
    <style:style style:name="T1" style:family="text">
      <style:text-properties officeooo:rsid="0004e750"/>
    </style:style>
    <style:style style:name="T2" style:family="text">
      <style:text-properties officeooo:rsid="0006da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ingesprochener Text für Datenbanken I</text:p>
      <text:p text:style-name="P1"/>
      <text:p text:style-name="P1">Computergestütze Datenbanken sind aus d<text:span text:style-name="T2">em</text:span> Alltag heute nicht mehr wegzudenken. Immer dann, wenn es große Informationen zu verwalten gibt, hilft einem heutzutage der Computer, das sinnvoll und effizient zu tun. </text:p>
      <text:p text:style-name="P1"/>
      <text:p text:style-name="P1">Beispiele gibt es viele:</text:p>
      <text:p text:style-name="P1"/>
      <text:p text:style-name="P1">Die Mitgliederverwaltung eines Tennisvereins. </text:p>
      <text:list xml:id="list4134812456" text:style-name="L1">
        <text:list-item>
          <text:p text:style-name="P3"><text:span text:style-name="T1">Wer ist alles Mitglied? </text:span></text:p>
        </text:list-item>
        <text:list-item>
          <text:p text:style-name="P3"><text:span text:style-name="T1">Was sind die Adressen aller Mitglieder? </text:span></text:p>
        </text:list-item>
        <text:list-item>
          <text:p text:style-name="P3"><text:span text:style-name="T1">Wer zahlt wie viel Beiträge? </text:span></text:p>
        </text:list-item>
        <text:list-item>
          <text:p text:style-name="P3"><text:span text:style-name="T1">Welche Tennisschüler hat ein bestimmter Trainer?</text:span></text:p>
        </text:list-item>
      </text:list>
      <text:p text:style-name="P1"/>
      <text:p text:style-name="P1">Oder auch die Verwaltung der Eintrittstickets bei einem großen Event.</text:p>
      <text:list xml:id="list1245766367" text:style-name="L2">
        <text:list-item>
          <text:p text:style-name="P2">Wie viel kostet ein Ticket für einen bestimmten Platz?</text:p>
        </text:list-item>
        <text:list-item>
          <text:p text:style-name="P2">Ist dieser Platz schon verkauft?</text:p>
        </text:list-item>
      </text:list>
      <text:p text:style-name="P1"/>
      <text:p text:style-name="P1">Oder stell Dir mal die Daten vor, die eine Airline verwalten muss, um ihren Betrieb durchführen zu können. Die müssen nicht nur Tickets an ihre Passagiere verkaufen, sondern sich auch noch darum kümmern, dass entsprechende Crews mit Kabinen- und Cockpitpersonal rechtzeitig vor Ort sind, die Maschine regelmäßig gewartet wird, die Flugroute mit den entsprechenden Stellen abgesprochen ist, und so weiter und so fort.</text:p>
      <text:p text:style-name="P1"/>
      <text:p text:style-name="P1">Ein gutes Beispiel lässt sich auch in einer Bibliothek finden. Hier muss man den Überblick haben, welche Bücher es gibt oder wer sie gerade ausgeliehen hat.</text:p>
      <text:p text:style-name="P1"/>
      <text:p text:style-name="P1">Datenbanken gibt es also fast überall.</text:p>
      <text:p text:style-name="P1">Früher, als man das noch nicht mit dem Computer machen konnte, wurden die Daten oft in Ordnern Ordnern aufgeschrieben. Das lässt einem natürlich sehr viele Freiheiten, wie man seine Daten strukturiert. Aber auch damals gab es bereits systematischere Verfahren. z.B. mit Karteikarten.</text:p>
      <text:p text:style-name="P1"/>
      <text:p text:style-name="P4">Heute nutzt man dafür Computer mit Datenbanken. Und auch viele der Programme, die Du auf deinem PC oder Smartphone nutzt, baut auf einer Datenbanksoftware auf, wo alle Informationen abgelegt werde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1-01-10T18:10:28.612376956</dc:date>
    <meta:editing-duration>PT8M46S</meta:editing-duration>
    <meta:editing-cycles>4</meta:editing-cycles>
    <dc:creator>Christoph Krichenbauer</dc:creator>
    <meta:document-statistic meta:table-count="0" meta:image-count="0" meta:object-count="0" meta:page-count="1" meta:paragraph-count="16" meta:word-count="261" meta:character-count="1711" meta:non-whitespace-character-count="1467"/>
  </office:meta>
</office:document-meta>
</file>